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0aaee"/>
    </style:style>
    <style:style style:name="P2" style:family="paragraph" style:parent-style-name="Heading_20_3">
      <style:text-properties officeooo:paragraph-rsid="0020aaee"/>
    </style:style>
    <style:style style:name="P3" style:family="paragraph" style:parent-style-name="Quotations">
      <style:paragraph-properties fo:text-align="start" style:justify-single-word="false"/>
      <style:text-properties officeooo:paragraph-rsid="00219b98"/>
    </style:style>
    <style:style style:name="P4" style:family="paragraph" style:parent-style-name="Quotations">
      <style:paragraph-properties fo:margin-left="0cm" fo:margin-right="1cm" fo:text-indent="0cm" style:auto-text-indent="false"/>
      <style:text-properties officeooo:paragraph-rsid="00219b98"/>
    </style:style>
    <style:style style:name="P5" style:family="paragraph" style:parent-style-name="Text_20_body">
      <style:text-properties officeooo:paragraph-rsid="001fea1e"/>
    </style:style>
    <style:style style:name="P6" style:family="paragraph" style:parent-style-name="Text_20_body">
      <style:text-properties officeooo:paragraph-rsid="0020aaee"/>
    </style:style>
    <style:style style:name="P7" style:family="paragraph" style:parent-style-name="Text_20_body">
      <style:text-properties officeooo:paragraph-rsid="00230209"/>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7">
      <style:text-properties officeooo:paragraph-rsid="001e0d1c"/>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text-properties officeooo:rsid="001fea1e" officeooo:paragraph-rsid="001fea1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text-properties officeooo:rsid="0020aaee" officeooo:paragraph-rsid="0020aaee"/>
    </style:style>
    <style:style style:name="P25" style:family="paragraph" style:parent-style-name="Text_20_body" style:list-style-name="L15"/>
    <style:style style:name="T1" style:family="text">
      <style:text-properties officeooo:rsid="001e0d1c"/>
    </style:style>
    <style:style style:name="T2" style:family="text">
      <style:text-properties officeooo:rsid="001fea1e"/>
    </style:style>
    <style:style style:name="T3" style:family="text">
      <style:text-properties officeooo:rsid="0020aaee"/>
    </style:style>
    <style:style style:name="T4" style:family="text">
      <style:text-properties officeooo:rsid="0020eb23"/>
    </style:style>
    <style:style style:name="T5" style:family="text">
      <style:text-properties officeooo:rsid="00219b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kiến trúc ivc được tạo tự động bằng tool vip-gen</text:p>
      <text:p text:style-name="Text_20_body">bao gồm các thành phần như Sequencer, virtual sequencer, config để truyền tham số tới các module , driver, monitor, và các khối driver bfm, monitor bfm tương ứng, kết nối với DUT qua interface.</text:p>
      <text:p text:style-name="Standard"/>
      <text:p text:style-name="Standard"/>
      <text:p text:style-name="Standard"><text:s/>cấu trúc test bench cơ bản bao gồM:</text:p>
      <text:p text:style-name="Standard"><text:span text:style-name="Strong_20_Emphasis">iVC</text:span>:, DUT, mVC, TLM connection. </text:p>
      <text:p text:style-name="Standard"/>
      <text:p text:style-name="Text_20_body"><text:span text:style-name="Strong_20_Emphasis">iVC</text:span>:</text:p>
      <text:list xml:id="list1015331526" text:style-name="L1">
        <text:list-item>
          <text:p text:style-name="P8">Phụ trách tạo <text:span text:style-name="Strong_20_Emphasis">input stimulus</text:span> và thu thập <text:span text:style-name="Strong_20_Emphasis">output response</text:span> từ DUT.</text:p>
        </text:list-item>
        <text:list-item>
          <text:p text:style-name="P8">Bao gồm agent chứa driver, monitor và sequencer, hoạt động trên các giao diện cụ thể (APB, AHB,</text:p>
        </text:list-item>
      </text:list>
      <text:p text:style-name="Text_20_body"><text:span text:style-name="Strong_20_Emphasis">DUT (Design Under Test)</text:span>:</text:p>
      <text:list xml:id="list1929201577" text:style-name="L2">
        <text:list-item>
          <text:p text:style-name="P9">Nhận tín hiệu điều khiển từ iVC và tạo ra các phản hồi được giám sát.</text:p>
        </text:list-item>
      </text:list>
      <text:p text:style-name="Text_20_body"><text:span text:style-name="Strong_20_Emphasis">mVC</text:span>:</text:p>
      <text:list xml:id="list3920928105" text:style-name="L3">
        <text:list-item>
          <text:p text:style-name="P10">Đóng vai trò như một thành phần trung tâm trong việc xử lý các transaction được thu thập từ các iVC thông qua <text:span text:style-name="Strong_20_Emphasis">TLM connection</text:span>.</text:p>
        </text:list-item>
        <text:list-item>
          <text:p text:style-name="P10">Có thể chứa scoreboard để kiểm tra tính đúng đắn, so sánh kết quả, hoặc phân tích functional coverage.</text:p>
        </text:list-item>
      </text:list>
      <text:p text:style-name="Text_20_body"><text:span text:style-name="Strong_20_Emphasis">TLM Connection</text:span>:</text:p>
      <text:list xml:id="list4144191600" text:style-name="L4">
        <text:list-item>
          <text:p text:style-name="P11">Là cầu nối giữa monitor của iVC và logic xử lý trong mVC.</text:p>
        </text:list-item>
        <text:list-item>
          <text:p text:style-name="P11">Cho phép giao tiếp ở mức transaction-level giữa các component trong testbench.</text:p>
        </text:list-item>
      </text:list>
      <text:p text:style-name="Text_20_body">Mô hình này đảm bảo <text:span text:style-name="Strong_20_Emphasis">tách biệt rõ vai trò</text:span> giữa giao tiếp (iVC) và kiểm tra logic (mVC), giúp testbench:</text:p>
      <text:list xml:id="list1403465592" text:style-name="L5">
        <text:list-item>
          <text:p text:style-name="P12">Dễ mở rộng và tái sử dụng</text:p>
        </text:list-item>
        <text:list-item>
          <text:p text:style-name="P12">Chuẩn hóa theo kiến trúc phân cấp UVM</text:p>
        </text:list-item>
        <text:list-item>
          <text:p text:style-name="P12">Hỗ trợ tự động sinh bằng công cụ Vip-Gen NG</text:p>
        </text:list-item>
      </text:list>
      <text:p text:style-name="Standard"/>
      <text:p text:style-name="Standard"/>
      <text:h text:style-name="Heading_20_3" text:outline-level="3"><text:span text:style-name="Strong_20_Emphasis">Các bước chính trong quy trình:</text:span></text:h>
      <text:list xml:id="list619393998" text:style-name="L6">
        <text:list-item>
          <text:p text:style-name="P13"><text:span text:style-name="Strong_20_Emphasis">Nhận yêu cầu xác minh (Verification Requirements – Vrs)</text:span></text:p>
        </text:list-item>
        <text:list-item>
          <text:p text:style-name="P13"><text:span text:style-name="Strong_20_Emphasis">Xây dựng VPLAN (Verification Plan)</text:span></text:p>
        </text:list-item>
        <text:list-item>
          <text:p text:style-name="P13"><text:span text:style-name="Strong_20_Emphasis">Chạy Regression</text:span></text:p>
        </text:list-item>
      </text:list>
      <text:list xml:id="list2515017578" text:style-name="L7">
        <text:list-item>
          <text:p text:style-name="P14">Sử dụng các công cụ quản lý regression (như Verisium Manager) để thực thi toàn bộ test suite.</text:p>
        </text:list-item>
        <text:list-item>
          <text:p text:style-name="P15"><text:soft-page-break/>Đảm bảo kiểm thử tự động và toàn diện các tính năng trong DUT</text:p>
        </text:list-item>
        <text:list-item>
          <text:p text:style-name="P15"><text:span text:style-name="Strong_20_Emphasis">Đánh giá độ ổn định</text:span> của thiết kế qua nhiều phiên bản.</text:p>
        </text:list-item>
      </text:list>
      <text:list xml:id="list45084463" text:style-name="L8">
        <text:list-item>
          <text:p text:style-name="P16"><text:span text:style-name="Strong_20_Emphasis">Đo lường độ bao phủ (coverage)</text:span> và cập nhật các chỉ số kiểm thử.</text:p>
        </text:list-item>
        <text:list-item>
          <text:p text:style-name="P16"><text:span text:style-name="Strong_20_Emphasis">Verisium Manager: Ghi nhận kết quả pass/fail, waveform, log và coverage.</text:span></text:p>
        </text:list-item>
      </text:list>
      <text:list xml:id="list661952527" text:style-name="L9">
        <text:list-item>
          <text:p text:style-name="P17">Hỗ trợ phân tích coverage để đóng vòng kiểm thử (coverage closure)</text:p>
        </text:list-item>
      </text:list>
      <text:list xml:id="list220013024194281" text:continue-list="list45084463" text:style-name="L8">
        <text:list-item>
          <text:p text:style-name="P16"><text:span text:style-name="Strong_20_Emphasis">Đánh giá toàn diện tính đúng đắn, ổn định và độ phủ của thiết kế</text:span>, là cơ sở để đưa ra quyết định tape-out</text:p>
        </text:list-item>
      </text:list>
      <text:list xml:id="list220012181689728" text:continue-list="list2515017578" text:style-name="L7">
        <text:list-header>
          <text:p text:style-name="P15"><text:span text:style-name="T1">4. </text:span><text:span text:style-name="Strong_20_Emphasis">Thu thập kết quả và đánh giá lại VPLAN nếu cần</text:span></text:p>
        </text:list-header>
      </text:list>
      <text:list xml:id="list2915500078" text:style-name="L10">
        <text:list-item>
          <text:p text:style-name="P18">Phân tích kết quả coverage và functional check.</text:p>
        </text:list-item>
        <text:list-item>
          <text:p text:style-name="P18">Cập nhật hoặc mở rộng VPLAN nếu còn thiếu coverage hoặc chưa bao phủ hết yêu cầu.<text:span text:style-name="T1">4. </text:span></text:p>
        </text:list-item>
      </text:list>
      <text:p text:style-name="Text_20_body"/>
      <text:p text:style-name="P5">hiểu được về concept của <text:span text:style-name="T2">1 project</text:span></text:p>
      <text:p text:style-name="P19">sẽ sử dụng tool chính ở đây tool vigen NG<text:line-break/>ban đầu sẽ xuất phát từ <text:s/>product build flow ( bao gồm spec của các Design , các interface cho các thành phần, gồm spec của register</text:p>
      <text:p text:style-name="P5">từ PBF sẽ tạo ra <text:span text:style-name="T2">1 file đầu vào TTD cho chức năng tbgen excute ( tạo ra test bench enviroment), hoặc là đầu vào cho Reg-gen<text:line-break/></text:span></text:p>
      <text:p text:style-name="P5"><text:span text:style-name="T2">ở phase TB gen thì ra sẽ có đầu vào là file TTD để định nghĩa tổng thế kiến trúc test bench , các file json </text:span><text:span text:style-name="T3">( cấu hình cho từng loại vc ) </text:span><text:span text:style-name="T2"><text:line-break/>rồi sau đó sẽ tạo ra </text:span><text:span text:style-name="T3">1 file json, mô tả cho tổng thể kiến trúc môi trường kiểm thử,<text:line-break/></text:span></text:p>
      <text:p text:style-name="P6">file này sẽ là đầu vào cho tool vip-gen NG, ngoài ra thì các file được tạo ra từ reggen đã được tạo ta từ trước, hoặc các VIP data base có sẵn nếu môi trường sử dụng cũng sẽ là đàu vào cho tool Vip -gen ng<text:line-break/>tool vip gen sẽ có <text:span text:style-name="T3">2 option là excute tb hoặc excute uvc,<text:line-break/>và tool sẽ tạo ra các file code cho môi trường kiểm thử ta mong muốn</text:span></text:p>
      <text:p text:style-name="P6"/>
      <text:h text:style-name="P1" text:outline-level="2"><text:span text:style-name="Strong_20_Emphasis">Hiểu về quy trình tạo môi trường kiểm thử với Vip-Gen NG</text:span></text:h>
      <text:p text:style-name="Text_20_body">Trong một dự án xác minh, công cụ trung tâm được sử dụng là <text:span text:style-name="Strong_20_Emphasis">Vip-Gen NG</text:span>, với mục tiêu tự động hóa việc sinh môi trường testbench UVM. Toàn bộ quy trình được xây dựng xoay quanh luồng dữ liệu từ <text:span text:style-name="Strong_20_Emphasis">Product Build Flow (PBF)</text:span>.</text:p>
      <text:h text:style-name="Heading_20_3" text:outline-level="3"><text:span text:style-name="Strong_20_Emphasis">Giai đoạn chuẩn bị – từ PBF đến TTD</text:span></text:h>
      <text:list xml:id="list4173462798" text:style-name="L11">
        <text:list-item>
          <text:p text:style-name="P20"><text:span text:style-name="Strong_20_Emphasis">PBF (Product Build Flow)</text:span> là nơi tập hợp các đặc tả thiết kế: gồm <text:span text:style-name="Strong_20_Emphasis">spec của DUT</text:span>, <text:span text:style-name="Strong_20_Emphasis">giao tiếp giữa các thành phần</text:span>, và đặc biệt là <text:span text:style-name="Strong_20_Emphasis">spec thanh ghi</text:span>.</text:p>
        </text:list-item>
        <text:list-item>
          <text:p text:style-name="P20"><text:soft-page-break/>Từ đây, ta xây dựng <text:span text:style-name="Strong_20_Emphasis">file TTD (Testbench Topology Definition)</text:span> – đóng vai trò là bản thiết kế tổng thể cho môi trường kiểm thử, bao gồm kiến trúc testbench, danh sách các Verification Component (VC), kết nối và cấu hình liên quan.</text:p>
        </text:list-item>
      </text:list>
      <text:h text:style-name="Heading_20_3" text:outline-level="3"><text:span text:style-name="Strong_20_Emphasis">Giai đoạn sinh môi trường – sử dụng TBGen và RegGen</text:span></text:h>
      <text:list xml:id="list1617525079" text:style-name="L12">
        <text:list-item>
          <text:p text:style-name="P21"><text:span text:style-name="Strong_20_Emphasis">File TTD</text:span> được sử dụng làm đầu vào cho công cụ <text:span text:style-name="Source_20_Text">tbgen execute</text:span>, giúp tạo ra <text:span text:style-name="Strong_20_Emphasis">bộ khung môi trường testbench</text:span>.</text:p>
        </text:list-item>
        <text:list-item>
          <text:p text:style-name="P21">Đồng thời, nếu có đặc tả thanh ghi, công cụ <text:span text:style-name="Strong_20_Emphasis">Reg-Gen</text:span> sẽ được sử dụng để sinh <text:span text:style-name="Strong_20_Emphasis">mô hình thanh ghi (RAL model)</text:span> từ file XML.</text:p>
        </text:list-item>
      </text:list>
      <text:h text:style-name="Heading_20_3" text:outline-level="3"><text:span text:style-name="Strong_20_Emphasis">Giai đoạn sinh mã kiểm thử – sử dụng Vip-Gen NG</text:span></text:h>
      <text:list xml:id="list4204931521" text:style-name="L13">
        <text:list-item>
          <text:p text:style-name="P22">Sau khi môi trường được định nghĩa, hệ thống sẽ sinh ra <text:span text:style-name="Strong_20_Emphasis">file JSON mô tả tổng thể testbench</text:span>.</text:p>
        </text:list-item>
        <text:list-item>
          <text:p text:style-name="P22">File JSON này, cùng với:</text:p>
          <text:list>
            <text:list-item>
              <text:p text:style-name="P22">Các file JSON riêng cho từng VC (iVC, mVC, sysVC…),</text:p>
            </text:list-item>
            <text:list-item>
              <text:p text:style-name="P22">Các file RTL đã có từ PBF,</text:p>
            </text:list-item>
            <text:list-item>
              <text:p text:style-name="P22">Và các VIP Database sẵn có (nếu tái sử dụng),</text:p>
            </text:list-item>
          </text:list>
          <text:p text:style-name="P22">→ sẽ được sử dụng làm <text:span text:style-name="Strong_20_Emphasis">đầu vào cho Vip-Gen NG</text:span>.</text:p>
        </text:list-item>
      </text:list>
      <text:h text:style-name="Heading_20_3" text:outline-level="3"><text:span text:style-name="Strong_20_Emphasis">Vip-Gen NG – công cụ sinh mã kiểm thử tự động</text:span></text:h>
      <text:p text:style-name="Text_20_body">Vip-Gen NG hỗ trợ hai chế độ chính:</text:p>
      <text:list xml:id="list2992772397" text:style-name="L14">
        <text:list-item>
          <text:p text:style-name="P23"><text:span text:style-name="Strong_20_Emphasis">Execute TB</text:span>: sinh mã cho toàn bộ testbench dựa trên kiến trúc tổng thể.</text:p>
        </text:list-item>
        <text:list-item>
          <text:p text:style-name="P23"><text:span text:style-name="Strong_20_Emphasis">Execute UVC</text:span>: sinh mã cho từng Verification Component cụ thể.</text:p>
        </text:list-item>
      </text:list>
      <text:p text:style-name="Text_20_body">👉 Kết quả là một <text:span text:style-name="Strong_20_Emphasis">bộ mã kiểm thử chuẩn UVM</text:span>, được tổ chức rõ ràng, có khả năng tái sử dụng, dễ mở rộng và phù hợp với các phương pháp xác minh hiện đại.</text:p>
      <text:p text:style-name="P24"><text:line-break/><text:line-break/><text:line-break/>ở phần thực hành với lab variant </text:p>
      <text:p text:style-name="P6">tôi đã thực hành và hiểu phần môi trường kiểm thử cho DUT ở lab này.<text:line-break/>môi trường sử dụng cái ivc từ data base như clock, reset, ahb,<text:line-break/>và có tạo ra cái single port uvc như f_data, s_data, over-flow ifo, merage_Data….wwhitebox_cov,</text:p>
      <text:p text:style-name="P6">để kiểm thử cho các chức năng tương ứng : như ở đây dut sử dụng <text:span text:style-name="T3">2 luồn clk riêng, 1 nhanh 1 chậm và tần số 2 clock có tỉ lệ nhất định với nhau, kiểm thử chức năng cho 2 luồng data fast và slow, <text:s/>merge data, đọc ghi register , với các model để phục vụ check đúng sai như syn and check , arbiter, hit model, khối sync-and-check</text:span><text:span text:style-name="T4">( tính toản predict mirrored value)</text:span><text:span text:style-name="T3"> để thực hiện update mirrored value cho register trong register map phục vụ cho tính năng của phần register </text:span></text:p>
      <text:p text:style-name="P6">và RAL ,register map , register_update_valid, để phục vụ cho chức năng test register</text:p>
      <text:p text:style-name="P6">ngoài ra có ivc whitebox_cov để monitor các tín hiệu cân được coverage </text:p>
      <text:p text:style-name="P6"><text:soft-page-break/></text:p>
      <text:p text:style-name="P6"/>
      <text:h text:style-name="P2" text:outline-level="3"><text:span text:style-name="Strong_20_Emphasis">các điểm hạn chế, có thể cải thiện</text:span></text:h>
      <text:p text:style-name="P3">Trong quá trình thực tập, tôi nhận ra một số kiến thức nền về môi trường UVM ,<text:span text:style-name="T5">( hoặc sử dụng tool </text:span>Vip-Gen NG) vẫn còn ở mức cơ bản. Đây là một điểm cần được củng cố thêm thông qua thực hành và tự học sau này.</text:p>
      <text:p text:style-name="P4">thời gian: do lịch học và việc làm luận án tốt nghiệp nên ngoài thời gian tối thiểu yêu cầu thì chưa có thời gian để đi sâu vào các kiến thức của các tasks được yêu cầu.</text:p>
      <text:p text:style-name="P4">và do phải làm nhiều project khác nhau một lúc nên thi thoảng bị quên . </text:p>
      <text:p text:style-name="P4">khả năng tiếng anh cần trau dồi thêm. <text:s/></text:p>
      <text:p text:style-name="P6">một vài tool chưa được trainning bài bản từ trước nên mất thời gian để làm quen. </text:p>
      <text:p text:style-name="P6"/>
      <text:h text:style-name="P2" text:outline-level="3"><text:span text:style-name="Strong_20_Emphasis">Working Environment</text:span></text:h>
      <text:list xml:id="list3721460224" text:style-name="L15">
        <text:list-item>
          <text:p text:style-name="P25">Môi trường làm việc <text:span text:style-name="Strong_20_Emphasis">chuyên nghiệp, năng động và thân thiện</text:span>.</text:p>
        </text:list-item>
        <text:list-item>
          <text:p text:style-name="P25">Luôn nhận được sự hỗ trợ từ các anh trong team khi gặp khó khăn.</text:p>
        </text:list-item>
      </text:list>
      <text:p text:style-name="P7">cảm thấy hài lòng, trải nghiệp quý giá để củng cố kiến thức, kỹ năng, tư duy tự động hóa công việc, định hình định hướng nghề nghiệp rõ ràng hơn.<text:line-break/>cảm ơ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04T18:38:43.396011413</meta:creation-date>
    <dc:date>2025-05-04T22:00:12.005858013</dc:date>
    <meta:editing-duration>PT8M1S</meta:editing-duration>
    <meta:editing-cycles>2</meta:editing-cycles>
    <meta:generator>LibreOffice/6.4.7.2$Linux_X86_64 LibreOffice_project/40$Build-2</meta:generator>
    <meta:document-statistic meta:table-count="0" meta:image-count="0" meta:object-count="0" meta:page-count="4" meta:paragraph-count="73" meta:word-count="1342" meta:character-count="6327" meta:non-whitespace-character-count="5071"/>
  </office:meta>
</office:document-meta>
</file>